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2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/>
      <style:text-properties style:font-name="Times New Roman1" fo:font-size="14pt" fo:language="en" fo:country="US" fo:font-weight="bold" officeooo:rsid="004eedee" officeooo:paragraph-rsid="00190bb1" style:font-name-asian="Times New Roman3" style:font-size-asian="14pt" style:font-weight-asian="bold" style:font-name-complex="Times New Roman3" style:font-size-complex="16pt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style:font-name="Times New Roman" fo:font-size="12pt" officeooo:paragraph-rsid="00190bb1" style:font-size-asian="12pt" style:font-size-complex="12p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4pt" fo:language="en" fo:country="US" fo:font-weight="bold" style:font-name-asian="Times New Roman3" style:font-size-asian="14pt" style:font-weight-asian="bold" style:font-name-complex="Times New Roman3" style:font-size-complex="16pt"/>
    </style:style>
    <style:style style:name="T2" style:family="text">
      <style:text-properties style:font-name="Times New Roman1" fo:font-size="14pt" fo:language="en" fo:country="US" fo:font-weight="bold" officeooo:rsid="004eedee" style:font-name-asian="Times New Roman3" style:font-size-asian="14pt" style:font-weight-asian="bold" style:font-name-complex="Times New Roman3" style:font-size-complex="16pt"/>
    </style:style>
    <style:style style:name="T3" style:family="text">
      <style:text-properties style:font-name="Times New Roman1" fo:font-size="14pt" fo:language="en" fo:country="US" fo:font-weight="bold" officeooo:rsid="0057a467" style:font-name-asian="Times New Roman3" style:font-size-asian="14pt" style:font-weight-asian="bold" style:font-name-complex="Times New Roman3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448cm" fo:min-width="3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014cm" fo:min-width="3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53cm" fo:min-width="3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0.848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7cm" fo:min-width="4.9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Toc514758680"/><text:span text:style-name="T1">Д</text:span><text:bookmark-end text:name="_Toc514758680"/><text:span text:style-name="T1">АДАТАК </text:span><text:span text:style-name="T3">З</text:span></text:h>
      <text:h text:style-name="P2" text:outline-level="1"><draw:g text:anchor-type="char" draw:z-index="1" draw:name="Shape1" draw:style-name="gr23"><draw:custom-shape draw:style-name="gr24" draw:text-style-name="P14" svg:width="0.802cm" svg:height="0.8cm" svg:x="3.253cm" svg:y="4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5" draw:text-style-name="P14" svg:x1="3.653cm" svg:y1="4.854cm" svg:x2="3.653cm" svg:y2="6.154cm"><text:p/></draw:line><draw:line draw:style-name="gr26" draw:text-style-name="P14" svg:x1="3.652cm" svg:y1="6.154cm" svg:x2="2.952cm" svg:y2="6.854cm"><text:p/></draw:line><draw:line draw:style-name="gr27" draw:text-style-name="P14" svg:x1="3.653cm" svg:y1="6.154cm" svg:x2="4.253cm" svg:y2="6.854cm"><text:p/></draw:line><draw:line draw:style-name="gr28" draw:text-style-name="P14" svg:x1="3.653cm" svg:y1="5.154cm" svg:x2="2.953cm" svg:y2="5.854cm"><text:p/></draw:line><draw:line draw:style-name="gr29" draw:text-style-name="P14" svg:x1="3.653cm" svg:y1="5.154cm" svg:x2="4.253cm" svg:y2="5.854cm"><text:p/></draw:line><draw:custom-shape draw:style-name="gr30" draw:text-style-name="P16" svg:width="5.702cm" svg:height="2.401cm" svg:x="7.853cm" svg:y="0.654cm"><text:p text:style-name="P15"><text:span text:style-name="T12">Задаць каэфіцыент </text:span><text:span text:style-name="T13">α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16" svg:width="5.702cm" svg:height="3.2cm" svg:x="7.853cm" svg:y="3.655cm"><text:p text:style-name="P15"><text:span text:style-name="T12">Задаць парог</text:span><text:span text:style-name="T12"><text:line-break/></text:span><text:span text:style-name="T12">для змянення </text:span><text:span text:style-name="T12"><text:line-break/></text:span><text:span text:style-name="T12">тапалогіі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5.702cm" svg:height="1.701cm" svg:x="7.753cm" svg:y="7.555cm"><text:p text:style-name="P15"><text:span text:style-name="T12">Задаць інфармацыю</text:span><text:span text:style-name="T12"><text:line-break/></text:span><text:span text:style-name="T12">пра</text:span><text:span text:style-name="T12"><text:line-break/></text:span><text:span text:style-name="T12">маршрутызатары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14" svg:width="8.801cm" svg:height="11.099cm" svg:x="5.354cm" svg:y="0.455cm"><text:p/><draw:enhanced-geometry svg:viewBox="0 0 21600 21600" draw:type="rectangle" draw:enhanced-path="M 0 0 L 21600 0 21600 21600 0 21600 0 0 Z N"/></draw:custom-shape><draw:frame draw:style-name="gr34" draw:text-style-name="P18" svg:width="5.494cm" svg:height="0.807cm" svg:x="7.264cm" svg:y="10.458cm"><draw:text-box><text:p text:style-name="P17"><text:span text:style-name="T14">Праграмны модуль</text:span></text:p></draw:text-box></draw:frame><draw:line draw:style-name="gr35" draw:text-style-name="P14" svg:x1="8.054cm" svg:y1="2.354cm" svg:x2="5.154cm" svg:y2="4.754cm"><text:p/></draw:line><draw:line draw:style-name="gr36" draw:text-style-name="P14" svg:x1="7.854cm" svg:y1="5.354cm" svg:x2="5.154cm" svg:y2="5.354cm"><text:p/></draw:line><draw:line draw:style-name="gr37" draw:text-style-name="P14" svg:x1="7.754cm" svg:y1="8.354cm" svg:x2="5.154cm" svg:y2="6.454cm"><text:p/></draw:line></draw:g></text:h>
      <text:h text:style-name="P3" text:outline-level="1"><draw:g text:anchor-type="paragraph" draw:z-index="0" draw:name="Группа 212" draw:style-name="gr1"><draw:custom-shape draw:name="Rectangle 11" draw:style-name="gr2" draw:text-style-name="P4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4" svg:x1="-0.044cm" svg:y1="25.07cm" svg:x2="-0.042cm" svg:y2="26.538cm"><text:p/></draw:line><draw:line draw:name="Line 13" draw:style-name="gr3" draw:text-style-name="P4" svg:x1="-0.942cm" svg:y1="25.054cm" svg:x2="17.332cm" svg:y2="25.056cm"><text:p/></draw:line><draw:line draw:name="Line 14" draw:style-name="gr3" draw:text-style-name="P4" svg:x1="1.046cm" svg:y1="25.079cm" svg:x2="1.048cm" svg:y2="29.037cm"><text:p/></draw:line><draw:line draw:name="Line 15" draw:style-name="gr3" draw:text-style-name="P4" svg:x1="3.549cm" svg:y1="25.079cm" svg:x2="3.551cm" svg:y2="29.037cm"><text:p/></draw:line><draw:line draw:name="Line 16" draw:style-name="gr3" draw:text-style-name="P4" svg:x1="5.051cm" svg:y1="25.079cm" svg:x2="5.053cm" svg:y2="29.037cm"><text:p/></draw:line><draw:line draw:name="Line 17" draw:style-name="gr3" draw:text-style-name="P4" svg:x1="6.051cm" svg:y1="25.07cm" svg:x2="6.053cm" svg:y2="29.027cm"><text:p/></draw:line><draw:line draw:name="Line 18" draw:style-name="gr3" draw:text-style-name="P4" svg:x1="13.552cm" svg:y1="26.564cm" svg:x2="13.556cm" svg:y2="27.545cm"><text:p/></draw:line><draw:line draw:name="Line 19" draw:style-name="gr4" draw:text-style-name="P4" svg:x1="-0.942cm" svg:y1="28.051cm" svg:x2="6.033cm" svg:y2="28.055cm"><text:p/></draw:line><draw:line draw:name="Line 20" draw:style-name="gr4" draw:text-style-name="P4" svg:x1="-0.942cm" svg:y1="28.552cm" svg:x2="6.033cm" svg:y2="28.552cm"><text:p/></draw:line><draw:custom-shape draw:name="Rectangle 21" draw:style-name="gr5" draw:text-style-name="P6" svg:width="0.807cm" svg:height="0.436cm" svg:x="-0.902cm" svg:y="26.099cm"><text:p text:style-name="P5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6" svg:width="1.006cm" svg:height="0.436cm" svg:x="0.01cm" svg:y="26.099cm"><text:p text:style-name="P5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6" svg:width="2.354cm" svg:height="0.436cm" svg:x="1.123cm" svg:y="26.099cm"><text:p text:style-name="P5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6" svg:width="1.403cm" svg:height="0.436cm" svg:x="3.609cm" svg:y="26.099cm"><text:p text:style-name="P5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6" svg:width="0.914cm" svg:height="0.436cm" svg:x="5.092cm" svg:y="26.099cm"><text:p text:style-name="P5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6" svg:width="1.348cm" svg:height="0.436cm" svg:x="13.628cm" svg:y="26.587cm"><text:p text:style-name="P5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6" svg:width="1.348cm" svg:height="0.438cm" svg:x="13.628cm" svg:y="27.104cm"><text:p text:style-name="P5"><text:span text:style-name="T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7" svg:width="11.127cm" svg:height="0.675cm" svg:x="6.15cm" svg:y="25.488cm"><text:p text:style-name="P5"><text:span text:style-name="T5">Б</text:span><text:span text:style-name="T5">Д</text:span><text:span text:style-name="T5">А</text:span><text:span text:style-name="T5">С.</text:span><text:span text:style-name="T5">4</text:span><text:span text:style-name="T5">5</text:span><text:span text:style-name="T5">01</text:span><text:span text:style-name="T5">0</text:span><text:span text:style-name="T5">2.</text:span><text:span text:style-name="T5">0</text:span><text:span text:style-name="T5">0</text:span><text:span text:style-name="T5">2 </text:span><text:span text:style-name="T5">ІД</text:span></text:p><text:p text:style-name="P5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4" svg:x1="-0.94cm" svg:y1="26.552cm" svg:x2="17.334cm" svg:y2="26.554cm"><text:p/></draw:line><draw:line draw:name="Line 30" draw:style-name="gr3" draw:text-style-name="P4" svg:x1="-0.928cm" svg:y1="26.056cm" svg:x2="6.045cm" svg:y2="26.058cm"><text:p/></draw:line><draw:line draw:name="Line 31" draw:style-name="gr4" draw:text-style-name="P4" svg:x1="-0.942cm" svg:y1="25.555cm" svg:x2="6.033cm" svg:y2="25.557cm"><text:p/></draw:line><draw:line draw:name="Line 32" draw:style-name="gr4" draw:text-style-name="P4" svg:x1="-0.942cm" svg:y1="27.55cm" svg:x2="6.033cm" svg:y2="27.55cm"><text:p/></draw:line><draw:line draw:name="Line 33" draw:style-name="gr4" draw:text-style-name="P4" svg:x1="-0.942cm" svg:y1="27.049cm" svg:x2="6.033cm" svg:y2="27.051cm"><text:p/></draw:line><draw:g draw:name="Group 34" draw:style-name="gr13"><draw:custom-shape draw:name="Rectangle 35" draw:style-name="gr14" draw:text-style-name="P9" svg:width="3.523cm" svg:height="0.438cm" svg:x="-0.916cm" svg:y="26.601cm"><text:p text:style-name="P8"><text:span text:style-name="T4"><text:s/></text:span><text:span text:style-name="T4">Р</text:span><text:span text:style-name="T4">а</text:span><text:span text:style-name="T4">с</text:span><text:span text:style-name="T4">п</text:span><text:span text:style-name="T4">р</text:span><text:span text:style-name="T4">а</text:span><text:span text:style-name="T4">ц</text:span><text:span text:style-name="T4">.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Б</text:span><text:span text:style-name="T4">у</text:span><text:span text:style-name="T4">ц</text:span><text:span text:style-name="T4">ь</text:span><text:span text:style-name="T4">к</text:span><text:span text:style-name="T4">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0" svg:width="4.264cm" svg:height="0.438cm" svg:x="2.781cm" svg:y="26.601cm"><text:p text:style-name="P8"><text:span text:style-name="T7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9" svg:width="1.945cm" svg:height="0.436cm" svg:x="-0.916cm" svg:y="27.092cm"><text:p text:style-name="P8"><text:span text:style-name="T4"><text:s/></text:span><text:span text:style-name="T4">Правяр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4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9" svg:width="1.945cm" svg:height="0.436cm" svg:x="-0.916cm" svg:y="27.594cm"><text:p text:style-name="P8"><text:span text:style-name="T4"><text:s/></text:span><text:span text:style-name="T4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4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9" svg:width="1.945cm" svg:height="0.438cm" svg:x="-0.916cm" svg:y="28.083cm"><text:p text:style-name="P8"><text:span text:style-name="T4"><text:s/></text:span><text:span text:style-name="T4">Н</text:span><text:span text:style-name="T4">.</text:span><text:span text:style-name="T4"> </text:span><text:span text:style-name="T4">К</text:span><text:span text:style-name="T4">а</text:span><text:span text:style-name="T4">н</text:span><text:span text:style-name="T4">т</text:span><text:span text:style-name="T4">р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9" svg:width="2.354cm" svg:height="0.438cm" svg:x="1.123cm" svg:y="28.083cm"><text:p text:style-name="P8"><text:span text:style-name="T4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9" svg:width="1.945cm" svg:height="0.436cm" svg:x="-0.916cm" svg:y="28.572cm"><text:p text:style-name="P8"><text:span text:style-name="T4"><text:s/></text:span><text:span text:style-name="T4">З</text:span><text:span text:style-name="T4">а</text:span><text:span text:style-name="T4">ц</text:span><text:span text:style-name="T4">в</text:span><text:span text:style-name="T4">я</text:span><text:span text:style-name="T4">р</text:span><text:span text:style-name="T4">д</text:span><text:span text:style-name="T4">ж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9" svg:width="2.354cm" svg:height="0.436cm" svg:x="1.123cm" svg:y="28.572cm"><text:p text:style-name="P8"><text:span text:style-name="T4">Г</text:span><text:span text:style-name="T4">о</text:span><text:span text:style-name="T4">р</text:span><text:span text:style-name="T4">б</text:span><text:span text:style-name="T4">а</text:span><text:span text:style-name="T4">д</text:span><text:span text:style-name="T4">е</text:span><text:span text:style-name="T4">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4" svg:x1="12.051cm" svg:y1="26.564cm" svg:x2="12.053cm" svg:y2="29.027cm"><text:p/></draw:line><draw:custom-shape draw:name="Rectangle 50" draw:style-name="gr20" draw:text-style-name="P11" svg:width="5.758cm" svg:height="2.276cm" svg:x="6.175cm" svg:y="26.667cm"><text:p text:style-name="P5"><text:span text:style-name="T8">Дыяграма</text:span><text:span text:style-name="T8"><text:line-break/></text:span><text:span text:style-name="T8">варыянтау </text:span><text:span text:style-name="T8">дзеянн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4" svg:x1="12.064cm" svg:y1="27.053cm" svg:x2="17.342cm" svg:y2="27.055cm"><text:p/></draw:line><draw:line draw:name="Line 52" draw:style-name="gr3" draw:text-style-name="P4" svg:x1="12.063cm" svg:y1="27.55cm" svg:x2="17.343cm" svg:y2="27.554cm"><text:p/></draw:line><draw:line draw:name="Line 53" draw:style-name="gr3" draw:text-style-name="P4" svg:x1="15.053cm" svg:y1="26.564cm" svg:x2="15.057cm" svg:y2="27.545cm"><text:p/></draw:line><draw:custom-shape draw:name="Rectangle 54" draw:style-name="gr10" draw:text-style-name="P6" svg:width="1.348cm" svg:height="0.436cm" svg:x="12.132cm" svg:y="26.587cm"><text:p text:style-name="P5"><text:span text:style-name="T4">Л</text:span><text:span text:style-name="T4">і</text:span><text:span text:style-name="T4">т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6" svg:width="2.128cm" svg:height="0.436cm" svg:x="15.136cm" svg:y="26.587cm"><text:p text:style-name="P5"><text:span text:style-name="T4">А</text:span><text:span text:style-name="T4">р</text:span><text:span text:style-name="T4">к</text:span><text:span text:style-name="T4">у</text:span><text:span text:style-name="T4">ш</text:span><text:span text:style-name="T4">а</text:span><text:span text:style-name="T4">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3" svg:width="2.128cm" svg:height="0.436cm" svg:x="15.148cm" svg:y="27.106cm"><text:p text:style-name="P12"><text:span text:style-name="T9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4" svg:x1="12.552cm" svg:y1="27.063cm" svg:x2="12.554cm" svg:y2="27.541cm"><text:p/></draw:line><draw:line draw:name="Line 58" draw:style-name="gr4" draw:text-style-name="P4" svg:x1="13.052cm" svg:y1="27.065cm" svg:x2="13.054cm" svg:y2="27.543cm"><text:p/></draw:line><draw:custom-shape draw:name="Rectangle 59" draw:style-name="gr22" draw:text-style-name="P7" svg:width="5.132cm" svg:height="0.622cm" svg:x="12.132cm" svg:y="27.951cm"><text:p text:style-name="P5"><text:span text:style-name="T10">Б</text:span><text:span text:style-name="T10">Д</text:span><text:span text:style-name="T10">А</text:span><text:span text:style-name="T10">С</text:span><text:span text:style-name="T10"> </text:span><text:span text:style-name="T10">С</text:span><text:span text:style-name="T10">П</text:span><text:span text:style-name="T10">-</text:span><text:span text:style-name="T10">7</text:span><text:span text:style-name="T10">4</text:span><text:span text:style-name="T10">1</text:span><text:span text:style-name="T10"> </text:span></text:p><text:p text:style-name="P5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9" svg:width="1.945cm" svg:height="0.436cm" svg:x="-0.916cm" svg:y="27.092cm"><text:p text:style-name="P8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4">Р</text:span><text:span text:style-name="T4">у</text:span><text:span text:style-name="T4">д</text:span><text:span text:style-name="T4">и</text:span><text:span text:style-name="T4">н</text:span><text:span text:style-name="T4">с</text:span><text:span text:style-name="T4">к</text:span><text:span text:style-name="T4">а</text:span><text:span text:style-name="T4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3" style:font-family-asian="'Times New Roman'" style:font-family-generic-asian="system" style:font-pitch-asian="variable" style:font-size-asian="14pt" style:language-asian="ru" style:country-asian="RU" style:font-style-asian="italic" style:font-name-complex="Times New Roman3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2</meta:editing-cycles>
    <meta:creation-date>2020-05-29T13:01:00</meta:creation-date>
    <dc:date>2020-06-07T19:52:44.176652130</dc:date>
    <meta:editing-duration>PT1H55M</meta:editing-duration>
    <meta:generator>LibreOffice/6.1.5.2$Linux_X86_64 LibreOffice_project/10$Build-2</meta:generator>
    <meta:document-statistic meta:table-count="0" meta:image-count="0" meta:object-count="0" meta:page-count="1" meta:paragraph-count="1" meta:word-count="2" meta:character-count="9" meta:non-whitespace-character-count="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